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size="32pt" officeooo:rsid="001d8750" style:font-size-asian="28pt" style:font-size-complex="32pt"/>
    </style:style>
    <style:style style:name="T2" style:family="text">
      <style:text-properties fo:font-size="32pt" officeooo:rsid="001e6967" style:font-size-asian="28pt" style:font-size-complex="32pt"/>
    </style:style>
    <style:style style:name="T3" style:family="text">
      <style:text-properties fo:font-size="13pt" officeooo:rsid="001d8750" style:font-size-asian="11.3500003814697pt" style:font-size-complex="13pt"/>
    </style:style>
    <style:style style:name="T4" style:family="text">
      <style:text-properties fo:font-size="13pt" officeooo:rsid="001e6967" style:font-size-asian="11.3500003814697pt" style:font-size-complex="13pt"/>
    </style:style>
    <style:style style:name="T5" style:family="text">
      <style:text-properties fo:font-size="28pt" officeooo:rsid="001d8750" style:font-size-asian="24.5pt" style:font-size-complex="28pt"/>
    </style:style>
    <style:style style:name="T6" style:family="text">
      <style:text-properties fo:font-size="66pt" officeooo:rsid="001e6967" style:font-size-asian="57.75pt" style:font-size-complex="66pt"/>
    </style:style>
    <style:style style:name="T7" style:family="text">
      <style:text-properties fo:font-size="12pt" officeooo:rsid="001e6967" style:font-size-asian="10.5pt" style:font-size-complex="12pt"/>
    </style:style>
    <style:style style:name="T8" style:family="text">
      <style:text-properties fo:font-size="12pt" officeooo:rsid="001fa54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0"/><text:span text:style-name="T6">L</text:span><text:span text:style-name="T5">ove</text:span><text:span text:style-name="T1"> </text:span><text:span text:style-name="T2">M</text:span><text:span text:style-name="T1">y </text:span><text:span text:style-name="T2">C</text:span><text:span text:style-name="T1">loset</text:span></text:p>
      <text:p text:style-name="Standard"><text:span text:style-name="T1"><text:s/></text:span><text:span text:style-name="T3"><text:s text:c="51"/>seja bem-vinda </text:span></text:p>
      <text:p text:style-name="Standard"><text:span text:style-name="T3"><text:s text:c="5"/></text:span></text:p>
      <text:p text:style-name="Standard"><text:span text:style-name="T3"><text:s text:c="17"/></text:span><text:span text:style-name="T4">escolha,pague e re</text:span><text:span text:style-name="T7">ceba a sua encomenda sem sair do seu conforto </text:span></text:p>
      <text:p text:style-name="Standard"><text:span text:style-name="T7"><text:s text:c="24"/>qualquer duvida entre em contato conosco: 41 992415454</text:span></text:p>
      <text:p text:style-name="Standard"><text:span text:style-name="T7"><text:s text:c="6"/></text:span></text:p>
      <text:p text:style-name="Standard"><text:span text:style-name="T7"><text:s text:c="9"/>aqui nos trabalhamos somente com roupas femininas,tamanhos do P ate o GG ,</text:span></text:p>
      <text:p text:style-name="Standard"><text:span text:style-name="T7">fabricamos roupas com algodâo e elastano que deixam a peça super confor</text:span><text:span text:style-name="T8">tável</text:span><text:span text:style-name="T7"> com <text:s/>pre</text:span><text:span text:style-name="T8">ci</text:span><text:span text:style-name="T7">nhos <text:s text:c="4"/>que cabem no seu bolso</text:span></text:p>
      <text:p text:style-name="Standard"><text:span text:style-name="T7"><text:s text:c="3"/></text:span></text:p>
      <text:p text:style-name="Standard"><text:span text:style-name="T7"/></text:p>
      <text:p text:style-name="Standard"><text:span text:style-name="T7"><text:s text:c="29"/></text:span><text:span text:style-name="T8">conheça a nossa nova coleção inspirada no verão italian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07:58:32.293069572</meta:creation-date>
    <dc:date>2023-09-29T08:31:55.620316336</dc:date>
    <meta:editing-duration>PT2M22S</meta:editing-duration>
    <meta:editing-cycles>1</meta:editing-cycles>
    <meta:document-statistic meta:table-count="0" meta:image-count="0" meta:object-count="0" meta:page-count="1" meta:paragraph-count="10" meta:word-count="65" meta:character-count="581" meta:non-whitespace-character-count="330"/>
    <meta:generator>LibreOffice/5.1.6.2$Linux_X86_64 LibreOffice_project/10m0$Build-2</meta:generator>
  </office:meta>
</office:document-meta>
</file>